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FKai-SB" svg:font-family="DFKai-SB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PMingLiu" svg:font-family="PMingLiu" style:font-family-generic="roman" style:font-pitch="variable"/>
    <style:font-face style:name="Liberation Sans" svg:font-family="'Liberation Sans'" style:font-family-generic="swiss" style:font-pitch="variable"/>
    <style:font-face style:name="DFKai-SB1" svg:font-family="DFKai-SB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JhengHei1" svg:font-family="'Microsoft JhengHei'" style:font-family-generic="system" style:font-pitch="variable"/>
    <style:font-face style:name="PMingLiu1" svg:font-family="PMingLiu" style:font-family-generic="system" style:font-pitch="variable"/>
  </office:font-face-decls>
  <office:automatic-styles>
    <style:style style:name="Table1" style:family="table">
      <style:table-properties style:width="6.7917in" fo:margin-left="0.0194in" fo:margin-top="0in" fo:margin-bottom="0in" fo:break-before="auto" fo:break-after="auto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4.5417in"/>
    </style:style>
    <style:style style:name="Table1.C" style:family="table-column">
      <style:table-column-properties style:column-width="0.5771in"/>
    </style:style>
    <style:style style:name="Table1.1" style:family="table-row">
      <style:table-row-properties style:min-row-height="0.3813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-left="1pt solid #000000" fo:border-right="1pt solid #000000" fo:border-top="0.5pt solid #000000" fo:border-bottom="0.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0813in" fo:padding-right="0.075in" fo:padding-top="0in" fo:padding-bottom="0in" fo:border-left="1pt solid #000000" fo:border-right="1pt solid #000000" fo:border-top="0.5pt solid #000000" fo:border-bottom="1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291in" fo:keep-together="auto"/>
    </style:style>
    <style:style style:name="Table1.A6" style:family="table-cell">
      <style:table-cell-properties style:vertical-align="middle" fo:padding-left="0.0813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7" style:family="table-row">
      <style:table-row-properties style:min-row-height="0.2688in" fo:keep-together="auto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middle" fo:padding-left="0.0813in" fo:padding-right="0.075in" fo:padding-top="0in" fo:padding-bottom="0in" fo:border-left="0.5pt solid #000000" fo:border-right="1pt solid #000000" fo:border-top="0.5pt solid #000000" fo:border-bottom="1pt solid #000000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0.4292in"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style:min-row-height="3.0722in" fo:keep-together="auto"/>
    </style:style>
    <style:style style:name="Table1.A14" style:family="table-cell">
      <style:table-cell-properties fo:padding-left="0.0813in" fo:padding-right="0.075in" fo:padding-top="0in" fo:padding-bottom="0in" fo:border-left="1pt solid #000000" fo:border-right="1pt solid #000000" fo:border-top="0.5pt solid #000000" fo:border-bottom="1pt solid #000000"/>
    </style:style>
    <style:style style:name="P1" style:family="paragraph" style:parent-style-name="Standard">
      <style:paragraph-properties fo:margin-left="0in" fo:margin-right="0in" fo:margin-top="0.0835in" fo:margin-bottom="0.0835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.0835in" fo:margin-bottom="0.083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fo:margin-left="0in" fo:margin-right="0in" fo:margin-top="0.0835in" fo:margin-bottom="0.0835in" loext:contextual-spacing="false" fo:line-height="15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Standard">
      <style:paragraph-properties fo:margin-left="0in" fo:margin-right="0in" fo:margin-top="0.0898in" fo:margin-bottom="0.0898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.0335in" fo:margin-bottom="0.0335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1945in" style:auto-text-indent="false" fo:padding="0in" fo:border="none" fo:keep-with-next="auto"/>
    </style:style>
    <style:style style:name="P11" style:family="paragraph" style:parent-style-name="Standard">
      <style:paragraph-properties fo:margin-left="0.3646in" fo:margin-right="0in" fo:margin-top="0.0335in" fo:margin-bottom="0.0335in" loext:contextual-spacing="false" fo:line-height="150%" fo:text-align="justify" style:justify-single-word="false" fo:keep-together="auto" fo:orphans="2" fo:widows="2" fo:text-indent="-0.3646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FKai-SB" fo:font-size="16pt" fo:font-style="normal" style:text-underline-style="none" fo:font-weight="normal" style:font-name-asian="DFKai-SB1" style:font-size-asian="16pt" style:font-style-asian="normal" style:font-weight-asian="normal" style:font-name-complex="DFKai-SB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FKai-SB" fo:font-size="14pt" fo:font-style="normal" style:text-underline-style="none" fo:font-weight="normal" style:font-name-asian="DFKai-SB1" style:font-size-asian="14pt" style:font-style-asian="normal" style:font-weight-asian="normal" style:font-name-complex="DFKai-SB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FKai-SB" fo:font-size="12pt" fo:font-style="normal" style:text-underline-style="none" fo:font-weight="normal" style:font-name-asian="DFKai-SB1" style:font-size-asian="12pt" style:font-style-asian="normal" style:font-weight-asian="normal" style:font-name-complex="DFKai-SB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FKai-SB" fo:font-size="13pt" fo:font-style="normal" style:text-underline-style="none" fo:font-weight="normal" style:font-name-asian="DFKai-SB1" style:font-size-asian="13pt" style:font-style-asian="normal" style:font-weight-asian="normal" style:font-name-complex="DFKai-SB1" style:font-size-complex="13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FKai-SB" fo:font-size="13.5pt" fo:font-style="normal" style:text-underline-style="none" fo:font-weight="normal" style:font-name-asian="DFKai-SB1" style:font-size-asian="13.5pt" style:font-style-asian="normal" style:font-weight-asian="normal" style:font-name-complex="DFKai-SB1" style:font-size-complex="13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MingLiu" fo:font-size="12pt" fo:font-style="normal" style:text-underline-style="none" fo:font-weight="normal" style:font-name-asian="PMingLiu1" style:font-size-asian="12pt" style:font-style-asian="normal" style:font-weight-asian="normal" style:font-name-complex="PMingLiu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" style:family="text">
      <style:text-properties fo:font-variant="normal" fo:text-transform="none" fo:color="#c10003" style:text-line-through-style="none" style:text-line-through-type="none" style:text-position="0% 100%" style:font-name="Microsoft JhengHei" fo:font-size="10.5pt" fo:font-style="normal" style:text-underline-style="none" fo:font-weight="bold" style:font-name-asian="Microsoft JhengHei1" style:font-size-asian="10.5pt" style:font-style-asian="normal" style:font-weight-asian="bold" style:font-name-complex="Microsoft JhengHei1" style:font-size-complex="10.5pt"/>
    </style:style>
    <style:style style:name="T9" style:family="text">
      <style:text-properties fo:font-variant="normal" fo:text-transform="none" fo:color="#c10003" style:text-line-through-style="none" style:text-line-through-type="none" style:text-position="0% 100%" style:font-name="DFKai-SB" fo:font-size="10.5pt" fo:font-style="normal" style:text-underline-style="none" fo:font-weight="bold" style:font-name-asian="DFKai-SB1" style:font-size-asian="10.5pt" style:font-style-asian="normal" style:font-weight-asian="bold" style:font-name-complex="DFKai-SB1" style:font-size-complex="10.5pt"/>
    </style:style>
    <style:style style:name="T10" style:family="text">
      <style:text-properties fo:font-variant="normal" fo:text-transform="none" fo:color="#4d4d4d" style:text-line-through-style="none" style:text-line-through-type="none" style:text-position="0% 100%" style:font-name="DFKai-SB" fo:font-size="12pt" fo:font-style="normal" style:text-underline-style="none" fo:font-weight="normal" style:font-name-asian="DFKai-SB1" style:font-size-asian="12pt" style:font-style-asian="normal" style:font-weight-asian="normal" style:font-name-complex="DFKai-SB1" style:font-size-complex="12pt"/>
    </style:style>
    <style:style style:name="T11" style:family="text">
      <style:text-properties fo:font-variant="normal" fo:text-transform="none" fo:color="#4d4d4d" style:text-line-through-style="none" style:text-line-through-type="none" style:text-position="0% 100%" style:font-name="DFKai-SB" fo:font-size="14pt" fo:font-style="normal" style:text-underline-style="none" fo:font-weight="normal" style:font-name-asian="DFKai-SB1" style:font-size-asian="14pt" style:font-style-asian="normal" style:font-weight-asian="normal" style:font-name-complex="DFKai-SB1" style:font-size-complex="14pt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DFKai-SB" fo:font-size="12pt" fo:font-style="normal" style:text-underline-style="none" fo:font-weight="normal" style:font-name-asian="DFKai-SB1" style:font-size-asian="12pt" style:font-style-asian="normal" style:font-weight-asian="normal" style:font-name-complex="DFKai-SB1" style:font-size-complex="12pt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DFKai-SB" fo:font-size="13.5pt" fo:font-style="normal" style:text-underline-style="solid" style:text-underline-width="auto" style:text-underline-color="font-color" fo:font-weight="normal" style:font-name-asian="DFKai-SB1" style:font-size-asian="13.5pt" style:font-style-asian="normal" style:font-weight-asian="normal" style:font-name-complex="DFKai-SB1" style:font-size-complex="13.5pt"/>
    </style:style>
    <style:style style:name="T14" style:family="text">
      <style:text-properties fo:color="#000000" style:font-name="DFKai-SB" fo:font-size="14pt" style:font-name-asian="DFKai-SB1" style:font-size-asian="14pt" style:font-name-complex="DFKai-SB1" style:font-size-complex="14pt"/>
    </style:style>
    <style:style style:name="T15" style:family="text">
      <style:text-properties fo:color="#4d4d4d" style:font-name="DFKai-SB" fo:font-size="14pt" style:font-name-asian="DFKai-SB1" style:font-size-asian="14pt" style:font-name-complex="DFKai-SB1" style:font-size-complex="14pt"/>
    </style:style>
    <style:style style:name="T16" style:family="text">
      <style:text-properties fo:color="#4d4d4d" style:font-name="DFKai-SB" style:font-name-asian="DFKai-SB1" style:font-name-complex="DFKai-SB1"/>
    </style:style>
    <style:style style:name="T17" style:family="text">
      <style:text-properties fo:color="#ff0000" style:font-name="DFKai-SB" style:font-name-asian="DFKai-SB1" style:font-name-complex="DFKai-S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國立臺灣藝術教育館111年「夢境漫遊–繪本藝術」主題展</text:span></text:p>
      <text:p text:style-name="P1"><text:span text:style-name="T1">團體參觀導覽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"><text:span text:style-name="T2">申請單位： <text:s text:c="53"/></text:span><text:span text:style-name="T8">*(</text:span><text:span text:style-name="T9">必填</text:span><text:span text:style-name="T8">)</text:span><text:span text:style-name="T3"> 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2"><text:span text:style-name="T2">聯絡人姓名： <text:s text:c="51"/></text:span><text:span text:style-name="T8">*(</text:span><text:span text:style-name="T9">必填</text:span><text:span text:style-name="T8">)</text:span><text:span text:style-name="T3"> </text:span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3" office:value-type="string">
            <text:p text:style-name="P2"><text:span text:style-name="T2">聯絡電話： <text:s text:c="53"/></text:span><text:span text:style-name="T8">*(</text:span><text:span text:style-name="T9">必填</text:span><text:span text:style-name="T8">)</text:span><text:span text:style-name="T3"> </text:span></text:p>
          </table:table-cell>
          <table:covered-table-cell/>
          <table:covered-table-cell/>
        </table:table-row>
        <table:table-row table:style-name="Table1.4">
          <table:table-cell table:style-name="Table1.A2" table:number-columns-spanned="3" office:value-type="string">
            <text:p text:style-name="P2"><text:span text:style-name="T2">電子郵件： <text:s text:c="53"/></text:span><text:span text:style-name="T8">*(</text:span><text:span text:style-name="T9">必填</text:span><text:span text:style-name="T8">)</text:span><text:span text:style-name="T3"> </text:span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3" office:value-type="string">
            <text:p text:style-name="P2"><text:span text:style-name="T2">領隊姓名： <text:s text:c="53"/></text:span><text:span text:style-name="T8">*(</text:span><text:span text:style-name="T9">必填</text:span><text:span text:style-name="T8">)</text:span><text:span text:style-name="T3"> </text:span></text:p>
          </table:table-cell>
          <table:covered-table-cell/>
          <table:covered-table-cell/>
        </table:table-row>
        <table:table-row table:style-name="Table1.6">
          <table:table-cell table:style-name="Table1.A6" table:number-rows-spanned="2" office:value-type="string">
            <text:p text:style-name="Standard"><text:span text:style-name="T14">參觀日期與時間：</text:span></text:p>
          </table:table-cell>
          <table:table-cell table:style-name="Table1.A1" office:value-type="string">
            <text:p text:style-name="Standard"><text:span text:style-name="T14">　　日期： <text:s text:c="5"/></text:span><text:span text:style-name="T15"><text:s/></text:span><text:span text:style-name="T16"><text:s/></text:span><text:span text:style-name="T17">(週二～週五)</text:span></text:p>
          </table:table-cell>
          <table:table-cell table:style-name="Table1.A1" table:number-rows-spanned="2" office:value-type="string">
            <text:p text:style-name="P6"><text:span text:style-name="T8">*(</text:span><text:span text:style-name="T9">必填</text:span><text:span text:style-name="T8">)</text:span></text:p>
          </table:table-cell>
        </table:table-row>
        <table:table-row table:style-name="Table1.7">
          <table:covered-table-cell/>
          <table:table-cell table:style-name="Table1.A1" office:value-type="string">
            <text:p text:style-name="P10"><text:span text:style-name="T2"><text:s text:c="2"/>時間：</text:span><text:span text:style-name="T10"> <text:s text:c="3"/>　　　</text:span><text:span text:style-name="T12">□10:00、□14:00</text:span></text:p>
          </table:table-cell>
          <table:covered-table-cell/>
        </table:table-row>
        <table:table-row table:style-name="Table1.8">
          <table:table-cell table:style-name="Table1.A8" table:number-columns-spanned="3" office:value-type="string">
            <text:p text:style-name="P3"><text:span text:style-name="T2">是否需要導覽：□是 <text:s/>□否 </text:span><text:span text:style-name="T11"><text:s text:c="39"/></text:span><text:span text:style-name="T8">*(</text:span><text:span text:style-name="T9">必填</text:span><text:span text:style-name="T8">)</text:span></text:p>
          </table:table-cell>
          <table:covered-table-cell/>
          <table:covered-table-cell/>
        </table:table-row>
        <table:table-row table:style-name="Table1.9">
          <table:table-cell table:style-name="Table1.A2" table:number-columns-spanned="3" office:value-type="string">
            <text:p text:style-name="P3"><text:span text:style-name="T2">來賓身份： <text:s text:c="28"/></text:span><text:span text:style-name="T11">（例如：○○大學資訊學院院長）</text:span></text:p>
          </table:table-cell>
          <table:covered-table-cell/>
          <table:covered-table-cell/>
        </table:table-row>
        <table:table-row table:style-name="Table1.10">
          <table:table-cell table:style-name="Table1.A2" table:number-columns-spanned="3" office:value-type="string">
            <text:p text:style-name="P3"><text:span text:style-name="T2">來賓類別：□學校團體 <text:s/></text:span><text:span text:style-name="T4">□</text:span><text:span text:style-name="T2">政府機關 <text:s/></text:span><text:span text:style-name="T4">□</text:span><text:span text:style-name="T2">一般團體 <text:s text:c="16"/></text:span><text:span text:style-name="T11"><text:s text:c="3"/></text:span><text:span text:style-name="T8">*(</text:span><text:span text:style-name="T9">必填</text:span><text:span text:style-name="T8">)</text:span></text:p>
          </table:table-cell>
          <table:covered-table-cell/>
          <table:covered-table-cell/>
        </table:table-row>
        <table:table-row table:style-name="Table1.11">
          <table:table-cell table:style-name="Table1.A2" table:number-columns-spanned="3" office:value-type="string">
            <text:p text:style-name="P2"><text:span text:style-name="T2">參觀人數： <text:s/>人 <text:s text:c="47"/></text:span><text:span text:style-name="T11"><text:s text:c="2"/></text:span><text:span text:style-name="T8">*(</text:span><text:span text:style-name="T9">必填</text:span><text:span text:style-name="T8">)</text:span></text:p>
          </table:table-cell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6"><text:span text:style-name="T2">參觀動機與需求：</text:span></text:p>
          </table:table-cell>
          <table:covered-table-cell/>
          <table:covered-table-cell/>
        </table:table-row>
        <table:table-row table:style-name="Table1.13">
          <table:table-cell table:style-name="Table1.A2" table:number-columns-spanned="3" office:value-type="string">
            <text:p text:style-name="P8"><text:span text:style-name="T2">身障人士參觀服務：</text:span><text:span text:style-name="T3"> □</text:span><text:span text:style-name="T2">身障團體須借用輪椅</text:span></text:p>
          </table:table-cell>
          <table:covered-table-cell/>
          <table:covered-table-cell/>
        </table:table-row>
        <table:table-row table:style-name="Table1.14">
          <table:table-cell table:style-name="Table1.A14" table:number-columns-spanned="3" office:value-type="string">
            <text:p text:style-name="P9"><text:span text:style-name="T5">導覽申請注意事項：</text:span><text:span text:style-name="T3"> </text:span></text:p>
            <text:p text:style-name="P9"><text:span text:style-name="T5">(一)受理團體人數限10人(含)以上。</text:span></text:p>
            <text:p text:style-name="P11"><text:span text:style-name="T5">(二)團體導覽須於參觀日7天前，填寫申請表預約，申請方式可直接下載申請表單以電子郵件 (</text:span><text:a xlink:type="simple" xlink:href="mailto:service@linux.arte.gov.tw" text:style-name="ListLabel_20_1" text:visited-style-name="ListLabel_20_1"><text:span text:style-name="T13">service@linux.arte.gov.tw</text:span></text:a><text:span text:style-name="T5">)或傳真方式(02-23894822)辦理。</text:span></text:p>
            <text:p text:style-name="P11"><text:span text:style-name="T5">(三)若擬更改來館時間、人數或欲取消參觀導覽，請於原定到館日，至少3個工作天前，透過電話或電子郵件告知。</text:span></text:p>
            <text:p text:style-name="P11"><text:span text:style-name="T5">(四)導覽當日，請提前10分鐘抵達。已預約而未能準時來館，請來電告知，本館保留15分鐘，逾時不候。</text:span></text:p>
            <text:p text:style-name="P11"><text:span text:style-name="T5">(五)本館收到您的預約申請，將於3日內主動以您所留的電話跟您連繫，如未接到本館連繫，麻煩您打電話詢問。</text:span></text:p>
            <text:p text:style-name="P11"><text:span text:style-name="T5">(六)洽詢電話：02-23110574分機234 王小姐 </text:span>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FKai-SB" svg:font-family="DFKai-SB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PMingLiu" svg:font-family="PMingLiu" style:font-family-generic="roman" style:font-pitch="variable"/>
    <style:font-face style:name="Liberation Sans" svg:font-family="'Liberation Sans'" style:font-family-generic="swiss" style:font-pitch="variable"/>
    <style:font-face style:name="DFKai-SB1" svg:font-family="DFKai-SB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JhengHei1" svg:font-family="'Microsoft JhengHei'" style:font-family-generic="system" style:font-pitch="variable"/>
    <style:font-face style:name="PMingLiu1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ff" style:text-line-through-style="none" style:text-line-through-type="none" style:text-position="0% 100%" style:font-name="DFKai-SB" fo:font-family="DFKai-SB" style:font-family-generic="roman" style:font-pitch="variable" fo:font-size="13.5pt" fo:font-style="normal" style:text-underline-style="solid" style:text-underline-width="auto" style:text-underline-color="font-color" fo:font-weight="normal" style:font-name-asian="DFKai-SB1" style:font-family-asian="DFKai-SB" style:font-family-generic-asian="system" style:font-pitch-asian="variable" style:font-size-asian="13.5pt" style:font-style-asian="normal" style:font-weight-asian="normal" style:font-name-complex="DFKai-SB1" style:font-family-complex="DFKai-SB" style:font-family-generic-complex="system" style:font-pitch-complex="variable" style:font-size-complex="13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4" meta:word-count="446" meta:character-count="966" meta:non-whitespace-character-count="522"/>
    <meta:generator>LibreOfficeDev/6.0.5.2$Linux_X86_64 LibreOffice_project/</meta:generator>
  </office:meta>
</office:document-meta>
</file>